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Races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Affiliation</text:p>
          </table:table-cell>
        </table:table-row>
        <table:table-row table:style-name="ro1">
          <table:table-cell office:value-type="string">
            <text:p>Bio-Stone</text:p>
          </table:table-cell>
          <table:table-cell office:value-type="string">
            <text:p>Empire</text:p>
          </table:table-cell>
          <table:table-cell office:value-type="string">
            <text:p>Civilian</text:p>
          </table:table-cell>
        </table:table-row>
        <table:table-row table:style-name="ro1">
          <table:table-cell office:value-type="string">
            <text:p>Bio-Stone</text:p>
          </table:table-cell>
          <table:table-cell office:value-type="string">
            <text:p>Empire</text:p>
          </table:table-cell>
          <table:table-cell office:value-type="string">
            <text:p>Government</text:p>
          </table:table-cell>
        </table:table-row>
        <table:table-row table:style-name="ro1">
          <table:table-cell office:value-type="string">
            <text:p>Bio-Stone</text:p>
          </table:table-cell>
          <table:table-cell office:value-type="string">
            <text:p>Empire</text:p>
          </table:table-cell>
          <table:table-cell office:value-type="string">
            <text:p>Military</text:p>
          </table:table-cell>
        </table:table-row>
        <table:table-row table:style-name="ro1">
          <table:table-cell office:value-type="string">
            <text:p>Eve</text:p>
          </table:table-cell>
          <table:table-cell office:value-type="string">
            <text:p>Empire</text:p>
          </table:table-cell>
          <table:table-cell office:value-type="string">
            <text:p>Aggressive</text:p>
          </table:table-cell>
        </table:table-row>
        <table:table-row table:style-name="ro1">
          <table:table-cell office:value-type="string">
            <text:p>Eve</text:p>
          </table:table-cell>
          <table:table-cell office:value-type="string">
            <text:p>Empire</text:p>
          </table:table-cell>
          <table:table-cell office:value-type="string">
            <text:p>Mercenary</text:p>
          </table:table-cell>
        </table:table-row>
        <table:table-row table:style-name="ro1">
          <table:table-cell office:value-type="string">
            <text:p>Eve</text:p>
          </table:table-cell>
          <table:table-cell office:value-type="string">
            <text:p>Empire</text:p>
          </table:table-cell>
          <table:table-cell office:value-type="string">
            <text:p>Military</text:p>
          </table:table-cell>
        </table:table-row>
        <table:table-row table:style-name="ro1">
          <table:table-cell office:value-type="string">
            <text:p>Eve</text:p>
          </table:table-cell>
          <table:table-cell office:value-type="string">
            <text:p>Empire</text:p>
          </table:table-cell>
          <table:table-cell office:value-type="string">
            <text:p>Pirate</text:p>
          </table:table-cell>
        </table:table-row>
        <table:table-row table:style-name="ro1">
          <table:table-cell office:value-type="string">
            <text:p>Gat</text:p>
          </table:table-cell>
          <table:table-cell office:value-type="string">
            <text:p>Empire</text:p>
          </table:table-cell>
          <table:table-cell office:value-type="string">
            <text:p>Civilian</text:p>
          </table:table-cell>
        </table:table-row>
        <table:table-row table:style-name="ro1">
          <table:table-cell office:value-type="string">
            <text:p>Gat</text:p>
          </table:table-cell>
          <table:table-cell office:value-type="string">
            <text:p>Empire</text:p>
          </table:table-cell>
          <table:table-cell office:value-type="string">
            <text:p>Science</text:p>
          </table:table-cell>
        </table:table-row>
        <table:table-row table:style-name="ro1">
          <table:table-cell office:value-type="string">
            <text:p>Synergy</text:p>
          </table:table-cell>
          <table:table-cell office:value-type="string">
            <text:p>Empire</text:p>
          </table:table-cell>
          <table:table-cell office:value-type="string">
            <text:p>Civilian</text:p>
          </table:table-cell>
        </table:table-row>
        <table:table-row table:style-name="ro1">
          <table:table-cell office:value-type="string">
            <text:p>Synergy</text:p>
          </table:table-cell>
          <table:table-cell office:value-type="string">
            <text:p>Empire</text:p>
          </table:table-cell>
          <table:table-cell office:value-type="string">
            <text:p>Government</text:p>
          </table:table-cell>
        </table:table-row>
        <table:table-row table:style-name="ro1">
          <table:table-cell office:value-type="string">
            <text:p>Synergy</text:p>
          </table:table-cell>
          <table:table-cell office:value-type="string">
            <text:p>Empire</text:p>
          </table:table-cell>
          <table:table-cell office:value-type="string">
            <text:p>Military</text:p>
          </table:table-cell>
        </table:table-row>
        <table:table-row table:style-name="ro1">
          <table:table-cell office:value-type="string">
            <text:p>Synergy</text:p>
          </table:table-cell>
          <table:table-cell office:value-type="string">
            <text:p>Empire</text:p>
          </table:table-cell>
          <table:table-cell office:value-type="string">
            <text:p>Pirate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string">
            <text:p>Empire</text:p>
          </table:table-cell>
          <table:table-cell office:value-type="string">
            <text:p>Aggressive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string">
            <text:p>Empire</text:p>
          </table:table-cell>
          <table:table-cell office:value-type="string">
            <text:p>Civilian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string">
            <text:p>Empire</text:p>
          </table:table-cell>
          <table:table-cell office:value-type="string">
            <text:p>Government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string">
            <text:p>Empire</text:p>
          </table:table-cell>
          <table:table-cell office:value-type="string">
            <text:p>Mercenary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string">
            <text:p>Empire</text:p>
          </table:table-cell>
          <table:table-cell office:value-type="string">
            <text:p>Military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string">
            <text:p>Empire</text:p>
          </table:table-cell>
          <table:table-cell office:value-type="string">
            <text:p>Pirate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string">
            <text:p>Empire</text:p>
          </table:table-cell>
          <table:table-cell office:value-type="string">
            <text:p>Science</text:p>
          </table:table-cell>
        </table:table-row>
        <table:table-row table:style-name="ro1">
          <table:table-cell office:value-type="string">
            <text:p>Torn</text:p>
          </table:table-cell>
          <table:table-cell office:value-type="string">
            <text:p>Empire</text:p>
          </table:table-cell>
          <table:table-cell office:value-type="string">
            <text:p>Civilian</text:p>
          </table:table-cell>
        </table:table-row>
        <table:table-row table:style-name="ro1">
          <table:table-cell office:value-type="string">
            <text:p>Torn</text:p>
          </table:table-cell>
          <table:table-cell office:value-type="string">
            <text:p>Empire</text:p>
          </table:table-cell>
          <table:table-cell office:value-type="string">
            <text:p>Mercenary</text:p>
          </table:table-cell>
        </table:table-row>
        <table:table-row table:style-name="ro1">
          <table:table-cell office:value-type="string">
            <text:p>Torn</text:p>
          </table:table-cell>
          <table:table-cell office:value-type="string">
            <text:p>Empire</text:p>
          </table:table-cell>
          <table:table-cell office:value-type="string">
            <text:p>Pirate</text:p>
          </table:table-cell>
        </table:table-row>
        <table:table-row table:style-name="ro1">
          <table:table-cell office:value-type="string">
            <text:p>Torn</text:p>
          </table:table-cell>
          <table:table-cell office:value-type="string">
            <text:p>Empire</text:p>
          </table:table-cell>
          <table:table-cell office:value-type="string">
            <text:p>Science</text:p>
          </table:table-cell>
        </table:table-row>
        <table:table-row table:style-name="ro1">
          <table:table-cell office:value-type="string">
            <text:p>Ad Infinitum</text:p>
          </table:table-cell>
          <table:table-cell office:value-type="string">
            <text:p>Invasive</text:p>
          </table:table-cell>
          <table:table-cell office:value-type="string">
            <text:p>Civilian</text:p>
          </table:table-cell>
        </table:table-row>
        <table:table-row table:style-name="ro1">
          <table:table-cell office:value-type="string">
            <text:p>Ad Infinitum</text:p>
          </table:table-cell>
          <table:table-cell office:value-type="string">
            <text:p>Invasive</text:p>
          </table:table-cell>
          <table:table-cell office:value-type="string">
            <text:p>Military</text:p>
          </table:table-cell>
        </table:table-row>
        <table:table-row table:style-name="ro1">
          <table:table-cell office:value-type="string">
            <text:p>Ad Infinitum</text:p>
          </table:table-cell>
          <table:table-cell office:value-type="string">
            <text:p>Invasive</text:p>
          </table:table-cell>
          <table:table-cell office:value-type="string">
            <text:p>Science</text:p>
          </table:table-cell>
        </table:table-row>
        <table:table-row table:style-name="ro1">
          <table:table-cell office:value-type="string">
            <text:p>Crawlers</text:p>
          </table:table-cell>
          <table:table-cell office:value-type="string">
            <text:p>Invasive</text:p>
          </table:table-cell>
          <table:table-cell office:value-type="string">
            <text:p>Aggressive</text:p>
          </table:table-cell>
        </table:table-row>
        <table:table-row table:style-name="ro1">
          <table:table-cell office:value-type="string">
            <text:p>Nurgle</text:p>
          </table:table-cell>
          <table:table-cell office:value-type="string">
            <text:p>Invasive</text:p>
          </table:table-cell>
          <table:table-cell office:value-type="string">
            <text:p>Aggressive</text:p>
          </table:table-cell>
        </table:table-row>
        <table:table-row table:style-name="ro1">
          <table:table-cell office:value-type="string">
            <text:p>Nurgle</text:p>
          </table:table-cell>
          <table:table-cell office:value-type="string">
            <text:p>Invasive</text:p>
          </table:table-cell>
          <table:table-cell office:value-type="string">
            <text:p>Civilian</text:p>
          </table:table-cell>
        </table:table-row>
        <table:table-row table:style-name="ro1">
          <table:table-cell office:value-type="string">
            <text:p>Nurgle</text:p>
          </table:table-cell>
          <table:table-cell office:value-type="string">
            <text:p>Invasive</text:p>
          </table:table-cell>
          <table:table-cell office:value-type="string">
            <text:p>Mercenary</text:p>
          </table:table-cell>
        </table:table-row>
        <table:table-row table:style-name="ro1">
          <table:table-cell office:value-type="string">
            <text:p>Nurgle</text:p>
          </table:table-cell>
          <table:table-cell office:value-type="string">
            <text:p>Invasive</text:p>
          </table:table-cell>
          <table:table-cell office:value-type="string">
            <text:p>Pirate</text:p>
          </table:table-cell>
        </table:table-row>
        <table:table-row table:style-name="ro1">
          <table:table-cell office:value-type="string">
            <text:p>Nurgle</text:p>
          </table:table-cell>
          <table:table-cell office:value-type="string">
            <text:p>Invasive</text:p>
          </table:table-cell>
          <table:table-cell office:value-type="string">
            <text:p>Scienc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>
            <text:p>Races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Width</text:p>
          </table:table-cell>
        </table:table-row>
        <table:table-row table:style-name="ro1">
          <table:table-cell office:value-type="string">
            <text:p>Bio-Stone</text:p>
          </table:table-cell>
          <table:table-cell table:formula="of:=[Sheet3.D2]" office:value-type="float" office:value="48.7679984394241">
            <text:p>49</text:p>
          </table:table-cell>
          <table:table-cell table:formula="of:=[.B2]/2" office:value-type="float" office:value="24.383999219712">
            <text:p>24</text:p>
          </table:table-cell>
        </table:table-row>
        <table:table-row table:style-name="ro1">
          <table:table-cell office:value-type="string">
            <text:p>Eve</text:p>
          </table:table-cell>
          <table:table-cell table:formula="of:=[Sheet3.D3]" office:value-type="float" office:value="39.0143987515392">
            <text:p>39</text:p>
          </table:table-cell>
          <table:table-cell table:formula="of:=[.B3]/2" office:value-type="float" office:value="19.5071993757696">
            <text:p>20</text:p>
          </table:table-cell>
        </table:table-row>
        <table:table-row table:style-name="ro1">
          <table:table-cell office:value-type="string">
            <text:p>Gat</text:p>
          </table:table-cell>
          <table:table-cell table:formula="of:=[Sheet3.D4]" office:value-type="float" office:value="24.383999219712">
            <text:p>24</text:p>
          </table:table-cell>
          <table:table-cell table:formula="of:=[.B4]/2" office:value-type="float" office:value="12.191999609856">
            <text:p>12</text:p>
          </table:table-cell>
        </table:table-row>
        <table:table-row table:style-name="ro1">
          <table:table-cell office:value-type="string">
            <text:p>Synergy</text:p>
          </table:table-cell>
          <table:table-cell table:formula="of:=[Sheet3.D5]" office:value-type="float" office:value="29.2607990636544">
            <text:p>29</text:p>
          </table:table-cell>
          <table:table-cell table:formula="of:=[.B5]/2" office:value-type="float" office:value="14.6303995318272">
            <text:p>15</text:p>
          </table:table-cell>
        </table:table-row>
        <table:table-row table:style-name="ro1">
          <table:table-cell office:value-type="string">
            <text:p>Terran</text:p>
          </table:table-cell>
          <table:table-cell table:formula="of:=[Sheet3.D6]" office:value-type="float" office:value="29.2607990636544">
            <text:p>29</text:p>
          </table:table-cell>
          <table:table-cell table:formula="of:=[.B6]/2" office:value-type="float" office:value="14.6303995318272">
            <text:p>15</text:p>
          </table:table-cell>
        </table:table-row>
        <table:table-row table:style-name="ro1">
          <table:table-cell office:value-type="string">
            <text:p>Torn</text:p>
          </table:table-cell>
          <table:table-cell table:formula="of:=[Sheet3.D7]" office:value-type="float" office:value="24.383999219712">
            <text:p>24</text:p>
          </table:table-cell>
          <table:table-cell table:formula="of:=[.B7]/2" office:value-type="float" office:value="12.191999609856">
            <text:p>12</text:p>
          </table:table-cell>
        </table:table-row>
        <table:table-row table:style-name="ro1">
          <table:table-cell office:value-type="string">
            <text:p>Ad Infinitum</text:p>
          </table:table-cell>
          <table:table-cell table:formula="of:=[Sheet3.D8]" office:value-type="float" office:value="34.1375989075968">
            <text:p>34</text:p>
          </table:table-cell>
          <table:table-cell table:formula="of:=[.B8]/2" office:value-type="float" office:value="17.0687994537984">
            <text:p>17</text:p>
          </table:table-cell>
        </table:table-row>
        <table:table-row table:style-name="ro1">
          <table:table-cell office:value-type="string">
            <text:p>Crawlers</text:p>
          </table:table-cell>
          <table:table-cell table:formula="of:=[Sheet3.D9]" office:value-type="float" office:value="43.8911985954817">
            <text:p>44</text:p>
          </table:table-cell>
          <table:table-cell table:formula="of:=[.B9]/2" office:value-type="float" office:value="21.9455992977408">
            <text:p>22</text:p>
          </table:table-cell>
        </table:table-row>
        <table:table-row table:style-name="ro1">
          <table:table-cell office:value-type="string">
            <text:p>Nurgle</text:p>
          </table:table-cell>
          <table:table-cell table:formula="of:=[Sheet3.D10]" office:value-type="float" office:value="29.2607990636544">
            <text:p>29</text:p>
          </table:table-cell>
          <table:table-cell table:formula="of:=[.B10]/2" office:value-type="float" office:value="14.6303995318272">
            <text:p>15</text:p>
          </table:table-cell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style-name="ce1" office:value-type="string">
            <text:p>Races</text:p>
          </table:table-cell>
          <table:table-cell table:style-name="ce1" office:value-type="string">
            <text:p>Feet</text:p>
          </table:table-cell>
          <table:table-cell table:style-name="ce1" office:value-type="string">
            <text:p>Meters</text:p>
          </table:table-cell>
          <table:table-cell table:style-name="ce1" office:value-type="string">
            <text:p>Pixels</text:p>
          </table:table-cell>
        </table:table-row>
        <table:table-row table:style-name="ro1">
          <table:table-cell office:value-type="string">
            <text:p>Bio-Stone</text:p>
          </table:table-cell>
          <table:table-cell office:value-type="float" office:value="10">
            <text:p>10</text:p>
          </table:table-cell>
          <table:table-cell table:formula="of:=[.B2]/3.28084" office:value-type="float" office:value="3.047999902464">
            <text:p>3.05</text:p>
          </table:table-cell>
          <table:table-cell table:formula="of:=[.C2]*16" office:value-type="float" office:value="48.7679984394241">
            <text:p>49</text:p>
          </table:table-cell>
        </table:table-row>
        <table:table-row table:style-name="ro1">
          <table:table-cell office:value-type="string">
            <text:p>Eve</text:p>
          </table:table-cell>
          <table:table-cell office:value-type="float" office:value="8">
            <text:p>8</text:p>
          </table:table-cell>
          <table:table-cell table:formula="of:=[.B3]/3.28084" office:value-type="float" office:value="2.4383999219712">
            <text:p>2.44</text:p>
          </table:table-cell>
          <table:table-cell table:formula="of:=[.C3]*16" office:value-type="float" office:value="39.0143987515392">
            <text:p>39</text:p>
          </table:table-cell>
        </table:table-row>
        <table:table-row table:style-name="ro1">
          <table:table-cell office:value-type="string">
            <text:p>Gat</text:p>
          </table:table-cell>
          <table:table-cell office:value-type="float" office:value="5">
            <text:p>5</text:p>
          </table:table-cell>
          <table:table-cell table:formula="of:=[.B4]/3.28084" office:value-type="float" office:value="1.523999951232">
            <text:p>1.52</text:p>
          </table:table-cell>
          <table:table-cell table:formula="of:=[.C4]*16" office:value-type="float" office:value="24.383999219712">
            <text:p>24</text:p>
          </table:table-cell>
        </table:table-row>
        <table:table-row table:style-name="ro1">
          <table:table-cell office:value-type="string">
            <text:p>Synergy</text:p>
          </table:table-cell>
          <table:table-cell office:value-type="float" office:value="6">
            <text:p>6</text:p>
          </table:table-cell>
          <table:table-cell table:formula="of:=[.B5]/3.28084" office:value-type="float" office:value="1.8287999414784">
            <text:p>1.83</text:p>
          </table:table-cell>
          <table:table-cell table:formula="of:=[.C5]*16" office:value-type="float" office:value="29.2607990636544">
            <text:p>29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float" office:value="6">
            <text:p>6</text:p>
          </table:table-cell>
          <table:table-cell table:formula="of:=[.B6]/3.28084" office:value-type="float" office:value="1.8287999414784">
            <text:p>1.83</text:p>
          </table:table-cell>
          <table:table-cell table:formula="of:=[.C6]*16" office:value-type="float" office:value="29.2607990636544">
            <text:p>29</text:p>
          </table:table-cell>
        </table:table-row>
        <table:table-row table:style-name="ro1">
          <table:table-cell office:value-type="string">
            <text:p>Torn</text:p>
          </table:table-cell>
          <table:table-cell office:value-type="float" office:value="5">
            <text:p>5</text:p>
          </table:table-cell>
          <table:table-cell table:formula="of:=[.B7]/3.28084" office:value-type="float" office:value="1.523999951232">
            <text:p>1.52</text:p>
          </table:table-cell>
          <table:table-cell table:formula="of:=[.C7]*16" office:value-type="float" office:value="24.383999219712">
            <text:p>24</text:p>
          </table:table-cell>
        </table:table-row>
        <table:table-row table:style-name="ro1">
          <table:table-cell office:value-type="string">
            <text:p>Ad Infinitum</text:p>
          </table:table-cell>
          <table:table-cell office:value-type="float" office:value="7">
            <text:p>7</text:p>
          </table:table-cell>
          <table:table-cell table:formula="of:=[.B8]/3.28084" office:value-type="float" office:value="2.1335999317248">
            <text:p>2.13</text:p>
          </table:table-cell>
          <table:table-cell table:formula="of:=[.C8]*16" office:value-type="float" office:value="34.1375989075968">
            <text:p>34</text:p>
          </table:table-cell>
        </table:table-row>
        <table:table-row table:style-name="ro1">
          <table:table-cell office:value-type="string">
            <text:p>Crawlers</text:p>
          </table:table-cell>
          <table:table-cell office:value-type="float" office:value="9">
            <text:p>9</text:p>
          </table:table-cell>
          <table:table-cell table:formula="of:=[.B9]/3.28084" office:value-type="float" office:value="2.7431999122176">
            <text:p>2.74</text:p>
          </table:table-cell>
          <table:table-cell table:formula="of:=[.C9]*16" office:value-type="float" office:value="43.8911985954817">
            <text:p>44</text:p>
          </table:table-cell>
        </table:table-row>
        <table:table-row table:style-name="ro1">
          <table:table-cell office:value-type="string">
            <text:p>Nurgle</text:p>
          </table:table-cell>
          <table:table-cell office:value-type="float" office:value="6">
            <text:p>6</text:p>
          </table:table-cell>
          <table:table-cell table:formula="of:=[.B10]/3.28084" office:value-type="float" office:value="1.8287999414784">
            <text:p>1.83</text:p>
          </table:table-cell>
          <table:table-cell table:formula="of:=[.C10]*16" office:value-type="float" office:value="29.2607990636544">
            <text:p>29</text:p>
          </table:table-cell>
        </table:table-row>
      </table:table>
      <table:database-ranges>
        <table:database-range table:target-range-address="Sheet1.A1:Sheet1.AMJ1048576">
          <table:sort>
            <table:sort-by table:field-number="1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9/21/2016</text:date>, <text:time>04:3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37M45S</meta:editing-duration>
    <meta:editing-cycles>5</meta:editing-cycles>
    <meta:generator>OpenOffice.org/3.3$Win32 OpenOffice.org_project/330m20$Build-9567</meta:generator>
    <dc:date>2016-09-21T04:35:03.95</dc:date>
    <meta:document-statistic meta:table-count="3" meta:cell-count="172" meta:object-count="0"/>
    <meta:user-defined meta:name="Info 1"/>
    <meta:user-defined meta:name="Info 2"/>
    <meta:user-defined meta:name="Info 3"/>
    <meta:user-defined meta:name="Info 4"/>
  </office:meta>
</office:document-meta>
</file>